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2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74pt solid #000000"/>
    </style:style>
    <style:style style:name="ce3" style:family="table-cell" style:parent-style-name="Default" style:data-style-name="N108">
      <style:table-cell-properties fo:border="0.74pt solid #000000"/>
    </style:style>
    <style:style style:name="ce4" style:family="table-cell" style:parent-style-name="Default" style:data-style-name="N108">
      <style:table-cell-properties fo:background-color="#eeeeee" fo:border="1.5pt solid #000000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Gehäuse</text:p>
          </table:table-cell>
          <table:table-cell table:style-name="ce1" office:value-type="string" calcext:value-type="string">
            <text:p>Bestellnumme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,2µ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X7R-G0805 2,2/25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8" calcext:value-type="currency">
            <text:p>0,08 €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,2µ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X7R-G0805 2,2/25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8" calcext:value-type="currency">
            <text:p>0,08 €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X5R-G1206 100/6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26" calcext:value-type="currency">
            <text:p>0,26 €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X7R-G0805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AT43WS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BAT 43WS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6" calcext:value-type="currency">
            <text:p>0,06 €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MD LED orang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A L296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5" calcext:value-type="currency">
            <text:p>0,15 €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M2302/DHT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string" calcext:value-type="string">
            <text:p>Cheaper sensor. Use either IC1 or IC5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ESP-12/ESP-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ESP07: U.FL jack for external antenna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MCP1755-3302</text:p>
          </table:table-cell>
          <table:table-cell office:value-type="string" calcext:value-type="string">
            <text:p>SOT23/5</text:p>
          </table:table-cell>
          <table:table-cell office:value-type="string" calcext:value-type="string">
            <text:p>2361992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0.76" calcext:value-type="currency">
            <text:p>0,76 €</text:p>
          </table:table-cell>
          <table:table-cell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MS5637</text:p>
          </table:table-cell>
          <table:table-cell/>
          <table:table-cell office:value-type="string" calcext:value-type="string">
            <text:p>2362663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3.59" calcext:value-type="currency">
            <text:p>3,59 €</text:p>
          </table:table-cell>
          <table:table-cell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SHT1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0511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24.23" calcext:value-type="currency">
            <text:p>24,23 €</text:p>
          </table:table-cell>
          <table:table-cell office:value-type="string" calcext:value-type="string">
            <text:p>More precise measurements than IC1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Mini USB Type 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BWM SMD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28" calcext:value-type="currency">
            <text:p>0,28 €</text:p>
          </table:table-cell>
          <table:table-cell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in header 1x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PE 087-1-005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2" calcext:value-type="currency">
            <text:p>0,12 €</text:p>
          </table:table-cell>
          <table:table-cell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Pin header 1x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PE 087-1-002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5" calcext:value-type="currency">
            <text:p>0,05 €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0805 4,7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0805 4,7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0805 4,7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MD-0603 4,7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MD-0603 4,7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MD-0603 1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5,6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PR-0603 5,6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23" calcext:value-type="currency">
            <text:p>0,23 €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PR-0603 1,0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23" calcext:value-type="currency">
            <text:p>0,23 €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MD-0603 180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KSR221G SMT Swit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01421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0.597" calcext:value-type="currency">
            <text:p>0,60 €</text:p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IRLML6302</text:p>
          </table:table-cell>
          <table:table-cell office:value-type="string" calcext:value-type="string">
            <text:p>SOT23/3</text:p>
          </table:table-cell>
          <table:table-cell office:value-type="string" calcext:value-type="string">
            <text:p>IRLML 6302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8" calcext:value-type="currency">
            <text:p>0,18 €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Circuit boar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SH Park</text:p>
          </table:table-cell>
          <table:table-cell office:value-type="currency" office:currency="EUR" office:value="3" calcext:value-type="currency">
            <text:p>3,00 €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ce4" table:formula="of:=SUM([.F2:.F30])" office:value-type="currency" office:currency="EUR" office:value="39.757" calcext:value-type="currency">
            <text:p>39,76 €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.00.0000</text:date>, <text:time style:data-style-name="N2" text:time-value="18:59:44.4511003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6T19:08:53.495773964</dc:date>
    <meta:generator>LibreOffice/5.0.6.2$Linux_X86_64 LibreOffice_project/00$Build-2</meta:generator>
    <meta:editing-duration>PT1H20M48S</meta:editing-duration>
    <meta:editing-cycles>25</meta:editing-cycles>
    <meta:document-statistic meta:table-count="1" meta:cell-count="184" meta:object-count="0"/>
  </office:meta>
</office:document-meta>
</file>